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DepthComparator.ExceptionDepthComparator(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DepthComparator.compare( Class &lt; ? extends Throwable &gt; o1 , Class &lt; ? extends Throwable &gt;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DepthComparator.findClosestMatch( Collection &lt; Class &lt; ? extends Throwable &gt; &gt; exceptionTypes , Throwable target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ceptionDepthComparator.ExceptionDepthComparator( Class &lt; ? extends Throwable &gt; excep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DepthComparator.getDepth( Class &lt; ? &gt; declaredException , Class &lt; ? &gt; exceptionToMatch , int dep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